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538300003521C0A21F1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r Prototyp für die Veranstaltung wurde von Fin Christensen und Jannick Knechtel erstellt. Es ist ein facher Spiel bei dem man einen fahrenden Würfel steuert mit dem man Rote und Weisse Kugeln aufsammeln kann. Sammelt man eine Rote Kugel auf hat man das Spiel verloren, sammelt man eine Weisse Kugel auf, erhält man einen Punkt, und eine neue Weisse Kugel, sowie 2 neue Rote Kugeln, erscheinen zufällig irgendwo. Daher wird die Fläche immer voller mit Roten Kugeln und es wird immer schwere die Weissen einzusammeln ohne eine Rote zu erwischen. Als zusätzliches Hilfsmittel hat man noch eine Schleichfunktion zur verfügung mit der man die Bewegeung des Würfels verlangsamen kann um besser manövrieren zu können, sowie eine Sprungfunktion mit der man über Kugeln drüber springen kann. Was das Spiel leider nicht hat ist eine Anzeige für die gesammelten Punkte, sondern nur einen Gameover-Screen wenn man verloren hat. Außerdem macht der Prototyp Geräusche beim einsammeln von Kugeln, beim Springen und beim Verlieren.</text:p>
      <text:p text:style-name="P1">Geschrieben wurde der Prototyp in C# mithilfe des Frameworks SharpDX. Den größten Teil des Prototypen hat eigentlich Fin geschrieben. Bevor ich überhaupt was von dem Code sah, oder davon wusste, war das Spiel eigentlich schon fertig. Ich hab dann daher mir den Code zum lernen angeguckt und noch ein bisschen versucht was zu machen und noch die Sprungfunktion geschrieben.</text:p>
      <text:p text:style-name="P1">Letztendlich hat das Ganze dann aber schon seinen Zweck erfüllt und war irgendwo eine Einführung in SharpDX, was dann allerdings, da wir unser Projekt mit XNA gemacht haben, nicht viel wert war.</text:p>
      <text:p text:style-name="P1"/>
      <text:p text:style-name="P1"><draw:frame draw:style-name="fr1" draw:name="Grafik1" text:anchor-type="paragraph" svg:width="16.999cm" svg:height="10.814cm" draw:z-index="0"><draw:image xlink:href="Pictures/200000070000538300003521C0A21F1D.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54S</meta:editing-duration>
    <meta:editing-cycles>3</meta:editing-cycles>
    <meta:generator>OpenOffice/4.0.1$Win32 OpenOffice.org_project/401m5$Build-9714</meta:generator>
    <dc:date>2015-09-13T16:20:41.41</dc:date>
    <meta:document-statistic meta:table-count="0" meta:image-count="1" meta:object-count="0" meta:page-count="1" meta:paragraph-count="3" meta:word-count="251" meta:character-count="1583"/>
    <dc:creator>Jannick Knechtel</dc:creator>
    <meta:user-defined meta:name="Info 1"/>
    <meta:user-defined meta:name="Info 2"/>
    <meta:user-defined meta:name="Info 3"/>
    <meta:user-defined meta:name="Info 4"/>
  </office:meta>
</office:document-meta>
</file>